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image/png" manifest:full-path="Pictures/10000000000000200000002000309F1C.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ccffff" draw:opacity="50%" draw:textarea-vertical-align="top" draw:shadow-opacity="50%"/>
    </style:style>
    <style:style style:name="gr2" style:family="graphic" style:parent-style-name="Object_20_with_20_no_20_fill_20_and_20_no_20_line">
      <style:graphic-properties draw:textarea-vertical-align="middle" draw:ole-draw-aspect="1" style:protect="size"/>
    </style:style>
    <style:style style:name="gr3" style:family="graphic" style:parent-style-name="standard">
      <style:graphic-properties draw:fill="solid" draw:fill-color="#c9ffe5" draw:opacity="100%" draw:textarea-horizontal-align="left" draw:textarea-vertical-align="middle" fo:padding-left="1.55cm" draw:shadow-opacity="100%"/>
    </style:style>
    <style:style style:name="gr4" style:family="graphic" style:parent-style-name="standard">
      <style:graphic-properties draw:textarea-vertical-align="middle" fo:padding-left="1.35cm"/>
    </style:style>
    <style:style style:name="gr5" style:family="graphic" style:parent-style-name="standard">
      <style:graphic-properties draw:fill-color="#99ffcc" draw:opacity="50%" draw:textarea-horizontal-align="left" draw:textarea-vertical-align="middle" fo:padding-left="1.55cm" draw:shadow-opacity="50%"/>
    </style:style>
    <style:style style:name="gr6" style:family="graphic" style:parent-style-name="standard">
      <style:graphic-properties draw:fill-color="#ff8080" draw:opacity="50%" draw:textarea-vertical-align="top" draw:shadow-opacity="50%"/>
    </style:style>
    <style:style style:name="gr7" style:family="graphic" style:parent-style-name="standard">
      <style:graphic-properties draw:stroke="none" svg:stroke-color="#000000" draw:fill="none" draw:fill-color="#ffffff" fo:min-height="0.95cm"/>
    </style:style>
    <style:style style:name="gr8" style:family="graphic" style:parent-style-name="standard">
      <style:graphic-properties draw:fill="solid" draw:fill-color="#ffcc00" draw:opacity="50%" draw:textarea-vertical-align="middle" draw:shadow-opacity="50%"/>
    </style:style>
    <style:style style:name="gr9" style:family="graphic" style:parent-style-name="standard">
      <style:graphic-properties draw:fill-color="#ccffff" draw:opacity="50%" draw:textarea-horizontal-align="left" draw:textarea-vertical-align="middle" fo:padding-left="0.55cm" draw:shadow-opacity="50%"/>
    </style:style>
    <style:style style:name="gr10" style:family="graphic" style:parent-style-name="standard">
      <style:graphic-properties draw:fill="solid" draw:fill-color="#cc66ff" draw:opacity="50%" draw:textarea-vertical-align="middle" draw:shadow-opacity="50%"/>
    </style:style>
    <style:style style:name="gr11" style:family="graphic" style:parent-style-name="standard">
      <style:graphic-properties draw:fill="solid" draw:fill-color="#99ffcc" draw:opacity="100%" draw:textarea-horizontal-align="center" draw:textarea-vertical-align="top" fo:padding-top="0.43cm" fo:padding-bottom="0.13cm" fo:padding-left="0.25cm" draw:shadow-opacity="100%"/>
    </style:style>
    <style:style style:name="gr12" style:family="graphic" style:parent-style-name="standard">
      <style:graphic-properties draw:fill="solid" draw:fill-color="#99ff66" draw:textarea-horizontal-align="justify" draw:textarea-vertical-align="top" draw:auto-grow-height="false" fo:min-height="0cm" fo:min-width="0cm" fo:padding-left="0.25cm"/>
    </style:style>
    <style:style style:name="gr13" style:family="graphic" style:parent-style-name="standard">
      <style:graphic-properties draw:fill="solid" draw:fill-color="#00cc00" draw:textarea-horizontal-align="justify" draw:textarea-vertical-align="top" draw:auto-grow-height="false" fo:min-height="0cm" fo:min-width="0cm"/>
    </style:style>
    <style:style style:name="gr14" style:family="graphic" style:parent-style-name="standard">
      <style:graphic-properties draw:fill="solid" draw:fill-color="#ff33ff" draw:textarea-horizontal-align="justify" draw:textarea-vertical-align="middle" draw:auto-grow-height="false" fo:min-height="0cm" fo:min-width="0cm"/>
    </style:style>
    <style:style style:name="gr15" style:family="graphic" style:parent-style-name="standard">
      <style:graphic-properties draw:fill="solid" draw:fill-color="#009999" draw:opacity="50%" draw:textarea-vertical-align="top" draw:shadow-opacity="50%"/>
    </style:style>
    <style:style style:name="gr16" style:family="graphic" style:parent-style-name="standard">
      <style:graphic-properties draw:stroke="none" svg:stroke-color="#000000" draw:fill="none" draw:fill-color="#ffffff" fo:min-height="4.55cm"/>
    </style:style>
    <style:style style:name="gr17" style:family="graphic" style:parent-style-name="standard">
      <style:graphic-properties draw:fill="solid" draw:fill-color="#009933" draw:textarea-horizontal-align="justify" draw:textarea-vertical-align="middle" draw:auto-grow-height="false" fo:min-height="0cm" fo:min-width="0cm"/>
    </style:style>
    <style:style style:name="gr18" style:family="graphic" style:parent-style-name="standard">
      <style:graphic-properties draw:fill-color="#99ffcc" draw:opacity="50%" draw:textarea-horizontal-align="left" draw:textarea-vertical-align="middle" fo:padding-left="1.25cm" draw:shadow-opacity="50%"/>
    </style:style>
    <style:style style:name="gr19" style:family="graphic" style:parent-style-name="standard">
      <style:graphic-properties draw:fill="solid" draw:fill-color="#ffcc00" draw:opacity="50%" draw:textarea-horizontal-align="right" draw:textarea-vertical-align="middle" fo:padding-right="1.05cm" draw:shadow-opacity="50%"/>
    </style:style>
    <style:style style:name="gr20" style:family="graphic" style:parent-style-name="objectwithoutfill">
      <style:graphic-properties draw:fill="none" draw:textarea-vertical-align="middle"/>
    </style:style>
    <style:style style:name="gr21" style:family="graphic" style:parent-style-name="standard">
      <style:graphic-properties draw:fill-color="#ffffff" draw:textarea-vertical-align="middle"/>
    </style:style>
    <style:style style:name="gr22" style:family="graphic" style:parent-style-name="standard">
      <style:graphic-properties draw:fill="solid" draw:fill-color="#99ff66" draw:textarea-horizontal-align="justify" draw:textarea-vertical-align="top" draw:auto-grow-height="false" fo:min-height="0cm" fo:min-width="0cm" fo:padding-top="0.03cm" fo:padding-left="0.25cm"/>
    </style:style>
    <style:style style:name="gr23" style:family="graphic" style:parent-style-name="objectwithoutfill">
      <style:graphic-properties svg:stroke-color="#ff3333" draw:marker-end="Arrow" draw:marker-end-width="0.3cm" draw:fill="none" draw:textarea-vertical-align="middle"/>
    </style:style>
    <style:style style:name="gr24" style:family="graphic" style:parent-style-name="objectwithoutfill">
      <style:graphic-properties svg:stroke-color="#3333ff" draw:marker-end="Arrow" draw:marker-end-width="0.3cm" draw:fill="none" draw:textarea-vertical-align="middle"/>
    </style:style>
    <style:style style:name="gr25" style:family="graphic" style:parent-style-name="standard">
      <style:graphic-properties draw:fill="solid" draw:fill-color="#cc66ff" draw:opacity="50%" draw:textarea-vertical-align="top" draw:shadow-opacity="50%"/>
    </style:style>
    <style:style style:name="gr26" style:family="graphic" style:parent-style-name="standard">
      <style:graphic-properties draw:stroke="none" svg:stroke-color="#000000" draw:fill="none" draw:fill-color="#ffffff" fo:min-height="1.779cm"/>
    </style:style>
    <style:style style:name="gr27" style:family="graphic" style:parent-style-name="standard">
      <style:graphic-properties draw:stroke="none" svg:stroke-color="#000000" draw:fill="none" draw:fill-color="#ffffff" fo:min-height="28.449cm"/>
    </style:style>
    <style:style style:name="P1" style:family="paragraph">
      <style:paragraph-properties fo:text-align="center"/>
    </style:style>
    <style:style style:name="P2" style:family="paragraph">
      <style:paragraph-properties fo:text-align="end"/>
    </style:style>
    <style:style style:name="P3" style:family="paragraph">
      <style:paragraph-properties fo:text-align="center"/>
      <style:text-properties fo:font-family="'Franklin Gothic Medium'" style:font-style-name="Italic" style:font-family-generic="swiss" style:font-pitch="variable" fo:font-size="20pt" style:font-size-asian="20pt" style:font-size-complex="20pt"/>
    </style:style>
    <style:style style:name="P4" style:family="paragraph">
      <style:paragraph-properties fo:text-align="center"/>
      <style:text-properties fo:font-size="10pt" style:font-size-asian="10pt" style:font-size-complex="10pt"/>
    </style:style>
    <style:style style:name="P5" style:family="paragraph">
      <style:paragraph-properties fo:text-align="center"/>
      <style:text-properties fo:font-size="12pt" style:font-size-asian="12pt" style:font-size-complex="12pt"/>
    </style:style>
    <style:style style:name="P6" style:family="paragraph">
      <style:text-properties fo:font-size="13pt" style:font-size-asian="13pt" style:font-size-complex="13pt"/>
    </style:style>
    <style:style style:name="T1" style:family="text">
      <style:text-properties fo:font-family="'Franklin Gothic Medium'" style:font-style-name="Italic" style:font-family-generic="swiss" style:font-pitch="variable" fo:font-size="20pt" style:font-size-asian="20pt" style:font-size-complex="20pt"/>
    </style:style>
    <style:style style:name="T2" style:family="text">
      <style:text-properties fo:font-size="10pt" style:font-size-asian="10pt" style:font-size-complex="10pt"/>
    </style:style>
    <style:style style:name="T3" style:family="text">
      <style:text-properties fo:font-size="12pt" style:font-size-asian="12pt" style:font-size-complex="12pt"/>
    </style:style>
    <style:style style:name="T4" style:family="text">
      <style:text-properties fo:font-size="13pt" style:font-size-asian="13pt" style:font-size-complex="13pt"/>
    </style:style>
    <style:style style:name="T5" style:family="text">
      <style:text-properties fo:font-size="13pt" fo:font-style="italic" style:font-size-asian="13pt" style:font-style-asian="italic" style:font-size-complex="13pt" style:font-style-complex="italic"/>
    </style:style>
    <style:style style:name="T6" style:family="text">
      <style:text-properties fo:font-size="13pt" fo:font-style="normal" style:font-size-asian="13pt" style:font-style-asian="normal" style:font-size-complex="13pt" style:font-style-complex="normal"/>
    </style:style>
    <style:style style:name="T7" style:family="text">
      <style:text-properties fo:font-size="13pt" fo:font-style="italic" fo:font-weight="normal" style:font-size-asian="13pt" style:font-style-asian="italic" style:font-weight-asian="normal" style:font-size-complex="13pt" style:font-style-complex="italic" style:font-weight-complex="normal"/>
    </style:style>
    <style:style style:name="T8" style:family="text">
      <style:text-properties fo:font-size="13pt" fo:font-style="normal" fo:font-weight="normal" style:font-size-asian="13pt" style:font-style-asian="normal" style:font-weight-asian="normal" style:font-size-complex="13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10.3cm" svg:height="5.9cm" svg:x="5.9cm" svg:y="3.5cm">
          <text:p text:style-name="P1">SEC</text:p>
        </draw:rect>
        <draw:frame draw:style-name="gr2" draw:text-style-name="P1" draw:layer="layout" svg:width="1.999cm" svg:height="0.999cm" svg:x="11.887cm" svg:y="14.867cm">
          <draw:object xlink:href="./Object 1" xlink:type="simple" xlink:show="embed" xlink:actuate="onLoad">
            <text:p/>
          </draw:object>
          <draw:image xlink:href="./ObjectReplacements/Object 1" xlink:type="simple" xlink:show="embed" xlink:actuate="onLoad"/>
        </draw:frame>
        <draw:ellipse draw:style-name="gr3" draw:text-style-name="P1" draw:layer="layout" svg:width="6.3cm" svg:height="6.1cm" svg:x="5.9cm" svg:y="6.4cm">
          <text:p/>
        </draw:ellipse>
        <draw:ellipse draw:style-name="gr4" draw:text-style-name="P1" draw:layer="layout" svg:width="6.3cm" svg:height="6.1cm" svg:x="9.9cm" svg:y="6.4cm">
          <text:p text:style-name="P1">VI</text:p>
        </draw:ellipse>
        <draw:ellipse draw:style-name="gr5" draw:text-style-name="P1" draw:layer="layout" svg:width="6.3cm" svg:height="6.1cm" svg:x="5.9cm" svg:y="6.4cm">
          <text:p text:style-name="P1">SGP</text:p>
        </draw:ellipse>
        <draw:rect draw:style-name="gr6" draw:text-style-name="P1" draw:layer="layout" svg:width="10.1cm" svg:height="7.6cm" svg:x="8.1cm" svg:y="13.7cm">
          <text:p text:style-name="P2">Language Faculty</text:p>
        </draw:rect>
        <draw:frame draw:style-name="gr7" draw:text-style-name="P3" draw:layer="layout" svg:width="8cm" svg:height="1.2cm" svg:x="7cm" svg:y="1.7cm">
          <draw:text-box>
            <text:p text:style-name="P1"><text:span text:style-name="T1">Constitution Diagrams</text:span></text:p>
          </draw:text-box>
        </draw:frame>
        <draw:ellipse draw:style-name="gr8" draw:text-style-name="P1" draw:layer="layout" svg:width="2.2cm" svg:height="5.6cm" svg:x="15.7cm" svg:y="14.8cm">
          <text:p text:style-name="P1">EVP</text:p>
        </draw:ellipse>
        <draw:rect draw:style-name="gr9" draw:text-style-name="P1" draw:layer="layout" svg:width="8.3cm" svg:height="7.6cm" svg:x="4.5cm" svg:y="13.5cm">
          <text:p text:style-name="P1">SEC</text:p>
        </draw:rect>
        <draw:ellipse draw:style-name="gr10" draw:text-style-name="P1" draw:layer="layout" svg:width="2cm" svg:height="5.4cm" svg:x="13.4cm" svg:y="14.9cm">
          <text:p text:style-name="P1">UG</text:p>
        </draw:ellipse>
        <draw:ellipse draw:style-name="gr11" draw:text-style-name="P1" draw:layer="layout" svg:width="4.5cm" svg:height="6.8cm" svg:x="8.2cm" svg:y="13.9cm">
          <text:p text:style-name="P1">SGP</text:p>
        </draw:ellipse>
        <draw:custom-shape draw:style-name="gr12" draw:text-style-name="P4" draw:layer="layout" svg:width="3.8cm" svg:height="2.6cm" svg:x="8.5cm" svg:y="17.1cm">
          <text:p text:style-name="P1"><text:span text:style-name="T2">Variant Construction</text:span></text:p>
          <draw:enhanced-geometry svg:viewBox="0 0 21600 21600" draw:glue-points="?f6 10800 10800 21600 ?f5 10800 10800 0" draw:text-areas="?f3 ?f3 ?f4 ?f4" draw:type="trapezoid" draw:modifiers="2727.7032359905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3" draw:text-style-name="P4" draw:layer="layout" svg:width="3.166cm" svg:height="1.411cm" svg:x="8.817cm" svg:y="18.289cm">
          <text:p text:style-name="P1"><text:span text:style-name="T2">Variant Addition</text:span></text:p>
          <draw:enhanced-geometry svg:viewBox="0 0 21600 21600" draw:mirror-horizontal="false" draw:mirror-vertical="false" draw:glue-points="?f6 10800 10800 21600 ?f5 10800 10800 0" draw:text-areas="?f3 ?f3 ?f4 ?f4" draw:type="trapezoid" draw:modifiers="2912.28291758762"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4" draw:text-style-name="P4" draw:layer="layout" svg:width="2.516cm" svg:height="1.469cm" svg:x="9.2cm" svg:y="15.4cm">
          <text:p text:style-name="P1"><text:span text:style-name="T2">Decoration</text:span></text:p>
          <text:p text:style-name="P1"><text:span text:style-name="T2">Biases</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ellipse draw:style-name="gr15" draw:text-style-name="P1" draw:layer="layout" svg:width="6.6cm" svg:height="4.1cm" svg:x="7.8cm" svg:y="4.7cm">
          <text:p text:style-name="P1">Other</text:p>
          <text:p text:style-name="P1">Effects</text:p>
        </draw:ellipse>
        <draw:frame draw:style-name="gr16" draw:layer="layout" svg:width="15.5cm" svg:height="4.8cm" svg:x="2.9cm" svg:y="22.7cm">
          <draw:text-box>
            <text:p>SEC = Super-Eidosic Complex</text:p>
            <text:p>VI = Vitalistic Imagination</text:p>
            <text:p>UG = Universal Grammar</text:p>
            <text:p>EVP = Encompassing Voice Perception</text:p>
            <text:p>SGP = Super Grammatical Perception</text:p>
            <text:p>FP = Fundamental Parallelism</text:p>
          </draw:text-box>
        </draw:frame>
        <draw:custom-shape draw:style-name="gr17" draw:text-style-name="P4" draw:layer="layout" svg:width="1.2cm" svg:height="1.011cm" svg:x="10.4cm" svg:y="9.8cm">
          <text:p text:style-name="P1"><text:span text:style-name="T2">FP</text:span></text:p>
          <draw:enhanced-geometry svg:viewBox="0 0 21600 21600" draw:mirror-horizontal="false" draw:mirror-vertical="false" draw:glue-points="?f6 10800 10800 21600 ?f5 10800 10800 0" draw:text-areas="?f3 ?f3 ?f4 ?f4" draw:type="trapezoid" draw:modifiers="2912.28291758762"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7" draw:text-style-name="P4" draw:layer="layout" svg:width="1.2cm" svg:height="1.011cm" svg:x="10.401cm" svg:y="9.8cm">
          <text:p text:style-name="P1"><text:span text:style-name="T2">FP</text:span></text:p>
          <draw:enhanced-geometry svg:viewBox="0 0 21600 21600" draw:mirror-horizontal="false" draw:mirror-vertical="false" draw:glue-points="?f6 10800 10800 21600 ?f5 10800 10800 0" draw:text-areas="?f3 ?f3 ?f4 ?f4" draw:type="trapezoid" draw:modifiers="2912.28291758762"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7" draw:text-style-name="P4" draw:layer="layout" svg:width="1.2cm" svg:height="0.6cm" svg:x="9.8cm" svg:y="19.1cm">
          <text:p text:style-name="P1"><text:span text:style-name="T2">FP</text:span></text:p>
          <draw:enhanced-geometry svg:viewBox="0 0 21600 21600" draw:mirror-horizontal="false" draw:mirror-vertical="false" draw:glue-points="?f6 10800 10800 21600 ?f5 10800 10800 0" draw:text-areas="?f3 ?f3 ?f4 ?f4" draw:type="trapezoid" draw:modifiers="2912.28291758762"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page>
      <draw:page draw:name="page2" draw:style-name="dp1" draw:master-page-name="Default">
        <draw:ellipse draw:style-name="gr18" draw:text-style-name="P1" draw:layer="layout" svg:width="6.3cm" svg:height="5.513cm" svg:x="6.816cm" svg:y="9.2cm">
          <text:p text:style-name="P1">SGP</text:p>
        </draw:ellipse>
        <draw:ellipse draw:style-name="gr19" draw:text-style-name="P1" draw:layer="layout" svg:width="6.222cm" svg:height="5.623cm" svg:x="9.978cm" svg:y="9.21cm">
          <text:p text:style-name="P1">EVP</text:p>
        </draw:ellipse>
        <draw:line draw:style-name="gr20" draw:text-style-name="P1" draw:layer="layout" svg:x1="10.9cm" svg:y1="12.6cm" svg:x2="9.8cm" svg:y2="19.6cm">
          <text:p/>
        </draw:line>
        <draw:rect draw:style-name="gr21" draw:text-style-name="P5" draw:layer="layout" svg:width="6.1cm" svg:height="1.8cm" svg:x="6.9cm" svg:y="19.6cm">
          <text:p text:style-name="P1"><text:span text:style-name="T3">'Symphonic' Structure</text:span></text:p>
        </draw:rect>
        <draw:line draw:style-name="gr20" draw:text-style-name="P1" draw:layer="layout" svg:x1="14.7cm" svg:y1="13.2cm" svg:x2="16.6cm" svg:y2="15.9cm">
          <text:p/>
        </draw:line>
        <draw:rect draw:style-name="gr21" draw:text-style-name="P5" draw:layer="layout" svg:width="5.2cm" svg:height="1.1cm" svg:x="14.2cm" svg:y="15.9cm">
          <text:p text:style-name="P1"><text:span text:style-name="T3">Voice Leading Structure</text:span></text:p>
        </draw:rect>
        <draw:custom-shape draw:style-name="gr22" draw:text-style-name="P5" draw:layer="layout" svg:width="3.6cm" svg:height="1.7cm" svg:x="6cm" svg:y="15.3cm">
          <text:p text:style-name="P1"><text:span text:style-name="T3">Variant</text:span></text:p>
          <text:p text:style-name="P1"><text:span text:style-name="T3">Construction</text:span></text:p>
          <draw:enhanced-geometry svg:viewBox="0 0 21600 21600" draw:glue-points="?f6 10800 10800 21600 ?f5 10800 10800 0" draw:text-areas="?f3 ?f3 ?f4 ?f4" draw:type="trapezoid" draw:modifiers="4103.145178087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23" draw:text-style-name="P1" draw:layer="layout" svg:x1="14.2cm" svg:y1="16.7cm" svg:x2="10.5cm" svg:y2="19.6cm">
          <text:p/>
        </draw:line>
        <draw:line draw:style-name="gr23" draw:text-style-name="P1" draw:layer="layout" svg:x1="3.3cm" svg:y1="18.1cm" svg:x2="6.9cm" svg:y2="20.5cm">
          <text:p/>
        </draw:line>
        <draw:line draw:style-name="gr20" draw:text-style-name="P1" draw:layer="layout" svg:x1="8.2cm" svg:y1="13.4cm" svg:x2="8.2cm" svg:y2="15.3cm">
          <text:p/>
        </draw:line>
        <draw:custom-shape draw:style-name="gr14" draw:text-style-name="P4" draw:layer="layout" svg:width="3.5cm" svg:height="2.5cm" svg:x="1.533cm" svg:y="15.645cm">
          <text:p text:style-name="P1"><text:span text:style-name="T2">Decoration</text:span></text:p>
          <text:p text:style-name="P1"><text:span text:style-name="T2">Biases</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24" draw:text-style-name="P1" draw:layer="layout" svg:x1="4.8cm" svg:y1="16.4cm" svg:x2="6.3cm" svg:y2="16.2cm">
          <text:p/>
        </draw:line>
        <draw:line draw:style-name="gr23" draw:text-style-name="P1" draw:layer="layout" svg:x1="8cm" svg:y1="17cm" svg:x2="8.4cm" svg:y2="19.6cm">
          <text:p/>
        </draw:line>
        <draw:line draw:style-name="gr20" draw:text-style-name="P1" draw:layer="layout" svg:x1="7.7cm" svg:y1="12.3cm" svg:x2="3.3cm" svg:y2="15.6cm">
          <text:p/>
        </draw:line>
        <draw:circle draw:style-name="gr25" draw:text-style-name="P1" draw:layer="layout" svg:width="5.5cm" svg:height="5.5cm" svg:x="8.8cm" svg:y="6.7cm">
          <text:p text:style-name="P1">UG</text:p>
        </draw:circle>
        <draw:rect draw:style-name="gr21" draw:text-style-name="P5" draw:layer="layout" svg:width="6.1cm" svg:height="1.3cm" svg:x="2cm" svg:y="7.4cm">
          <text:p text:style-name="P1"><text:span text:style-name="T3">High Poetic Structure</text:span></text:p>
        </draw:rect>
        <draw:rect draw:style-name="gr21" draw:text-style-name="P5" draw:layer="layout" svg:width="5.2cm" svg:height="1.1cm" svg:x="10.7cm" svg:y="4.4cm">
          <text:p text:style-name="P1"><text:span text:style-name="T3">Structural Tension</text:span></text:p>
        </draw:rect>
        <draw:line draw:style-name="gr20" draw:text-style-name="P1" draw:layer="layout" svg:x1="13.2cm" svg:y1="10cm" svg:x2="13.4cm" svg:y2="5.5cm">
          <text:p/>
        </draw:line>
        <draw:line draw:style-name="gr23" draw:text-style-name="P1" draw:layer="layout" svg:x1="2.2cm" svg:y1="15.6cm" svg:x2="3.2cm" svg:y2="8.7cm">
          <text:p/>
        </draw:line>
        <draw:line draw:style-name="gr23" draw:text-style-name="P1" draw:layer="layout" svg:x1="7.1cm" svg:y1="15.3cm" svg:x2="4.6cm" svg:y2="8.7cm">
          <text:p/>
        </draw:line>
        <draw:line draw:style-name="gr20" draw:text-style-name="P1" draw:layer="layout" svg:x1="11.3cm" svg:y1="11cm" svg:x2="6.5cm" svg:y2="8.7cm">
          <text:p/>
        </draw:line>
        <draw:line draw:style-name="gr23" draw:text-style-name="P1" draw:layer="layout" svg:x1="10.7cm" svg:y1="5cm" svg:x2="5.6cm" svg:y2="7.4cm">
          <text:p/>
        </draw:line>
        <draw:frame draw:style-name="gr26" draw:text-style-name="P3" draw:layer="layout" svg:width="8cm" svg:height="2.029cm" svg:x="7cm" svg:y="1.7cm">
          <draw:text-box>
            <text:p text:style-name="P1"><text:span text:style-name="T1">Interaction/Synthesis</text:span></text:p>
            <text:p text:style-name="P1"><text:span text:style-name="T1">Diagrams</text:span></text:p>
          </draw:text-box>
        </draw:frame>
        <officeooo:annotation svg:x="0cm" svg:y="0cm">
          <dc:creator>Andrew Van Caem</dc:creator>
          <dc:date>2017-12-07T20:59:02</dc:date>
          <text:p>When looking at diagrams like this it's important to clarify certian things that the structure as illustrated might seem to imply, but which it really should not. For instance, here, UG, SGP and EVP are each portrayed as intersecting circles of approximately equal size. This may suggest that each of the things labled share particular qualities, are all the same kind of thing or relate to each other in the same kind of way.</text:p>
        </officeooo:annotation>
      </draw:page>
      <draw:page draw:name="page3" draw:style-name="dp1" draw:master-page-name="Default">
        <draw:ellipse draw:style-name="gr18" draw:text-style-name="P1" draw:layer="layout" svg:width="6.3cm" svg:height="5.513cm" svg:x="6.816cm" svg:y="9.2cm">
          <text:p text:style-name="P1">SGP</text:p>
        </draw:ellipse>
        <draw:ellipse draw:style-name="gr19" draw:text-style-name="P1" draw:layer="layout" svg:width="6.222cm" svg:height="5.623cm" svg:x="9.978cm" svg:y="9.21cm">
          <text:p text:style-name="P1">EVP</text:p>
        </draw:ellipse>
        <draw:line draw:style-name="gr20" draw:text-style-name="P1" draw:layer="layout" svg:x1="10.9cm" svg:y1="12.6cm" svg:x2="9.8cm" svg:y2="19.6cm">
          <text:p/>
        </draw:line>
        <draw:rect draw:style-name="gr21" draw:text-style-name="P5" draw:layer="layout" svg:width="6.1cm" svg:height="1.8cm" svg:x="6.9cm" svg:y="19.6cm">
          <text:p text:style-name="P1"><text:span text:style-name="T3">'Symphonic' Structure</text:span></text:p>
        </draw:rect>
        <draw:line draw:style-name="gr20" draw:text-style-name="P1" draw:layer="layout" svg:x1="14.7cm" svg:y1="13.2cm" svg:x2="16.6cm" svg:y2="15.9cm">
          <text:p/>
        </draw:line>
        <draw:rect draw:style-name="gr21" draw:text-style-name="P5" draw:layer="layout" svg:width="5.2cm" svg:height="1.1cm" svg:x="14.2cm" svg:y="15.9cm">
          <text:p text:style-name="P1"><text:span text:style-name="T3">Voice Leading Structure</text:span></text:p>
        </draw:rect>
        <draw:custom-shape draw:style-name="gr22" draw:text-style-name="P5" draw:layer="layout" svg:width="3.6cm" svg:height="1.7cm" svg:x="6cm" svg:y="15.3cm">
          <text:p text:style-name="P1"><text:span text:style-name="T3">Variant</text:span></text:p>
          <text:p text:style-name="P1"><text:span text:style-name="T3">Construction</text:span></text:p>
          <draw:enhanced-geometry svg:viewBox="0 0 21600 21600" draw:glue-points="?f6 10800 10800 21600 ?f5 10800 10800 0" draw:text-areas="?f3 ?f3 ?f4 ?f4" draw:type="trapezoid" draw:modifiers="4103.145178087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23" draw:text-style-name="P1" draw:layer="layout" svg:x1="14.2cm" svg:y1="16.7cm" svg:x2="10.5cm" svg:y2="19.6cm">
          <text:p/>
        </draw:line>
        <draw:line draw:style-name="gr23" draw:text-style-name="P1" draw:layer="layout" svg:x1="3.3cm" svg:y1="18.1cm" svg:x2="6.9cm" svg:y2="20.5cm">
          <text:p/>
        </draw:line>
        <draw:line draw:style-name="gr20" draw:text-style-name="P1" draw:layer="layout" svg:x1="8.2cm" svg:y1="13.4cm" svg:x2="8.2cm" svg:y2="15.3cm">
          <text:p/>
        </draw:line>
        <draw:custom-shape draw:style-name="gr14" draw:text-style-name="P4" draw:layer="layout" svg:width="3.5cm" svg:height="2.5cm" svg:x="1.533cm" svg:y="15.645cm">
          <text:p text:style-name="P1"><text:span text:style-name="T2">Decoration</text:span></text:p>
          <text:p text:style-name="P1"><text:span text:style-name="T2">Biases</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24" draw:text-style-name="P1" draw:layer="layout" svg:x1="4.8cm" svg:y1="16.4cm" svg:x2="6.3cm" svg:y2="16.2cm">
          <text:p/>
        </draw:line>
        <draw:line draw:style-name="gr23" draw:text-style-name="P1" draw:layer="layout" svg:x1="8cm" svg:y1="17cm" svg:x2="8.4cm" svg:y2="19.6cm">
          <text:p/>
        </draw:line>
        <draw:line draw:style-name="gr20" draw:text-style-name="P1" draw:layer="layout" svg:x1="7.7cm" svg:y1="12.3cm" svg:x2="3.3cm" svg:y2="15.6cm">
          <text:p/>
        </draw:line>
        <draw:circle draw:style-name="gr25" draw:text-style-name="P1" draw:layer="layout" svg:width="5.5cm" svg:height="5.5cm" svg:x="8.8cm" svg:y="6.7cm">
          <text:p text:style-name="P1">UG</text:p>
        </draw:circle>
        <draw:rect draw:style-name="gr21" draw:text-style-name="P5" draw:layer="layout" svg:width="6.1cm" svg:height="1.3cm" svg:x="2cm" svg:y="7.4cm">
          <text:p text:style-name="P1"><text:span text:style-name="T3">High Poetic Structure</text:span></text:p>
        </draw:rect>
        <draw:line draw:style-name="gr23" draw:text-style-name="P1" draw:layer="layout" svg:x1="2.2cm" svg:y1="15.6cm" svg:x2="3.2cm" svg:y2="8.7cm">
          <text:p/>
        </draw:line>
        <draw:line draw:style-name="gr23" draw:text-style-name="P1" draw:layer="layout" svg:x1="7.1cm" svg:y1="15.3cm" svg:x2="4.6cm" svg:y2="8.7cm">
          <text:p/>
        </draw:line>
        <draw:line draw:style-name="gr20" draw:text-style-name="P1" draw:layer="layout" svg:x1="9.9cm" svg:y1="10.2cm" svg:x2="6.5cm" svg:y2="8.7cm">
          <text:p/>
        </draw:line>
        <draw:frame draw:style-name="gr26" draw:text-style-name="P3" draw:layer="layout" svg:width="8cm" svg:height="2.029cm" svg:x="7cm" svg:y="1.7cm">
          <draw:text-box>
            <text:p text:style-name="P1"><text:span text:style-name="T1">Interaction/Synthesis</text:span></text:p>
            <text:p text:style-name="P1"><text:span text:style-name="T1">Diagrams (Alternate)</text:span></text:p>
          </draw:text-box>
        </draw:frame>
      </draw:page>
      <draw:page draw:name="page4" draw:style-name="dp1" draw:master-page-name="Default">
        <draw:frame draw:style-name="gr27" draw:text-style-name="P6" draw:layer="layout" svg:width="17.2cm" svg:height="28.699cm" svg:x="2.3cm" svg:y="1.1cm">
          <draw:text-box>
            <text:p><text:span text:style-name="T4">Many authors have felt the need to caution against the desire to use diagrams and visual aids in their work, preferring to treat their subjects purely through text or language. There are valid concerns in this regard, as careless use of visual imagery within the context of an otherwise textual work may in many cases give a a reader a false or illusionary understanding of certain aspects of the work, which is something that should be kept in mind here. However, I don't believe that language alone is always the best or only means of thinking through things, and other modalities are absolutely valid and valuable means of thought. Language is extensive in the totality of subjects it is able to grapple with, both in itself and with respect to its ability to provide prompts for other forms of imagination, but it is biased in its own ways. I specifically disagree with the idea that language is the only or even necessarily the primary avenue available for intellectual thought.</text:span></text:p>
            <text:p><text:span text:style-name="T4"/></text:p>
            <text:p><text:span text:style-name="T4">When looking at diagrams like this however, it's important to clarify certain things that the structure as illustrated might seem to imply, but which it really should not. For instance, here, in the interaction diagrams, UG, SGP and EVP are each portrayed as intersecting circles of approximately equal size. This may suggest that each of the things labelled share particular qualities, are all the same kind of thing or relate to each other in the same manner. However, I feel should clarify in what ways this is specifically not the case. For instance, while SGP and EVP are distinct modal faculties - which can affect the perception of the same subject (like a piece of music) in many cases, and may do so differently in their combination – UG as illustrated here is specifically the general language faculty </text:span><text:span text:style-name="T5">as applied to human language</text:span><text:span text:style-name="T6"> (i.e. as the language functions of the brain operate on and resolve the grammar of French, Chinese and forms of sign language, but not on instrumental music and only selectively on aspects of poetry) as opposed to other ways it may be used. This is why the initial constitution diagram displays the box labelled 'Language Faculty', within which both UG and EVP are included, even though they are each different kinds of psychological 'objects' of abstraction. Whether UG (or the specific infant capacity for language acquisition) is itself a modal faculty is left an open question.</text:span></text:p>
            <text:p><text:span text:style-name="T6"/></text:p>
            <text:p><text:span text:style-name="T6">The initial constitution diagram contains a 'map' of the Super Eidosic Complex. Rather than have a whole rectangle surround SGP and VI I have chosen to stop it short and leave those circles 'exposed', as I feel this better illustrates how those two aspects of it comprise most of the apparent significance of this complex, with nothing extending beyond them. Though there are 'other effects' with other aspects that aren't captured by my descriptions of these two (including the possibility of specific interactions with visual perception), SGP and VI mostly cover what is most important about SEC.</text:span></text:p>
            <text:p><text:span text:style-name="T6"/></text:p>
            <text:p><text:span text:style-name="T6">The 'alternate' interaction/synthesis diagram shows a modified set of interactions that display what should be the case if the hypothesis that EVP is necessary in order to perceive tension through enjambment turns out to be false.</text:span></text:p>
            <text:p><text:span text:style-name="T6"/></text:p>
            <text:p><text:span text:style-name="T6">A certain question that may be suggested by all this is how is the 'Language Faculty' defined if it is not uniquely identified with UG? At best, I suggest the following definitional approach:</text:span></text:p>
            <text:p><text:span text:style-name="T6"/></text:p>
            <text:p><text:span text:style-name="T6">- It involves mental activity that selectively feels like processing speech.</text:span></text:p>
            <text:p><text:span text:style-name="T6">- It deals with mental events that build up forms of understanding and share significant structural qualities with speech.</text:span></text:p>
            <text:p><text:span text:style-name="T6">- In various kinds of brain scanning data (such as the results of MRI), events which cause activity in the same (normalised) areas of the brain as speech processing (such as listening to appropriate instrumental music in those who possess EVP) and share the above qualities are considered part of the language faculty.</text:span></text:p>
          </draw:text-box>
        </draw:frame>
      </draw:page>
      <draw:page draw:name="page5" draw:style-name="dp1" draw:master-page-name="Default">
        <draw:frame draw:style-name="gr27" draw:text-style-name="P6" draw:layer="layout" svg:width="17.2cm" svg:height="28.699cm" svg:x="2.3cm" svg:y="1.101cm">
          <draw:text-box>
            <text:p><text:span text:style-name="T6">FP = Fundamental Parallelism, the fundamental phenomena existing within the shared aspects between SGP and VI (as indicated on the constitution diagram), within the SEC, which the combination of 'textual parallelism' (the juxtaposition of two grouping elements, whether they be lines or musical groups, together) and metaphorical parallelism (which is a fundamental means allowing the building of vitalistic Ideas) together constitute. This is a fundamental connection that Roman Jakobson mentioned in his 'Closing Statement on Linguistics and Poetics'. FP may be considered an 'elementary part' (or, in a sense, </text:span><text:span text:style-name="T7">the</text:span><text:span text:style-name="T8"> elementary part</text:span><text:span text:style-name="T6">) of Variant Addition.</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808080" draw:end-color="#ffffff" draw:start-intensity="100%" draw:end-intensity="100%" draw:angle="0" draw:border="0%"/>
    <draw:hatch draw:name="Hatch_20_1" draw:display-name="Hatch 1" draw:style="single" draw:color="#808080"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Fine_20_Dashed" draw:display-name="Fine Dashed" draw:style="rect" draw:dots1="1" draw:dots1-length="0.508cm" draw:dots2="1" draw:dots2-length="0.508cm" draw:distance="0.508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AU"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solid" draw:stroke-dash="Fine_20_Dashed" svg:stroke-color="#000000" draw:fill="none" draw:fill-gradient-name="Gradient_20_7" draw:fill-hatch-name="Hatch_20_1" draw:fill-image-name="Bitmape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Andrew Van Caem</meta:initial-creator>
    <meta:creation-date>2017-09-27T11:10:11.39</meta:creation-date>
    <dc:date>2019-05-11T17:48:49.74</dc:date>
    <dc:creator>Andrew Van Caem</dc:creator>
    <meta:editing-duration>PT9H48M20S</meta:editing-duration>
    <meta:editing-cycles>42</meta:editing-cycles>
    <meta:generator>OpenOffice/4.1.5$Win32 OpenOffice.org_project/415m1$Build-9789</meta:generator>
    <meta:document-statistic meta:object-count="64"/>
  </office:meta>
</office:document-meta>
</file>

<file path=Object 1/content.xml><?xml version="1.0" encoding="utf-8"?>
<math xmlns="http://www.w3.org/1998/Math/MathML"/>
</file>